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745cm" svg:height="1.642cm" svg:x="14.33cm" svg:y="0.804cm">
            <text:p text:style-name="P1">N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744cm" svg:height="1.642cm" svg:x="12.6cm" svg:y="0.804cm">
            <text:p text:style-name="P1">N-1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744cm" svg:height="1.642cm" svg:x="10.842cm" svg:y="0.804cm">
            <text:p text:style-name="P1">...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746cm" svg:height="1.642cm" svg:x="9.083cm" svg:y="0.804cm">
            <text:p text:style-name="P1">4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744cm" svg:height="1.642cm" svg:x="2.05cm" svg:y="0.804cm"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746cm" svg:height="1.642cm" svg:x="3.809cm" svg:y="0.804cm">
            <text:p text:style-name="P1">1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746cm" svg:height="1.642cm" svg:x="5.566cm" svg:y="0.804cm">
            <text:p text:style-name="P1">2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745cm" svg:height="1.642cm" svg:x="7.325cm" svg:y="0.804cm">
            <text:p text:style-name="P1">3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745cm" svg:height="1.642cm" svg:x="14.33cm" svg:y="3.904cm">
            <text:p text:style-name="P1">9921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744cm" svg:height="1.642cm" svg:x="12.6cm" svg:y="3.904cm">
            <text:p text:style-name="P1">645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744cm" svg:height="1.642cm" svg:x="10.842cm" svg:y="3.904cm">
            <text:p text:style-name="P1">...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746cm" svg:height="1.642cm" svg:x="9.083cm" svg:y="3.904cm">
            <text:p text:style-name="P1">234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744cm" svg:height="1.642cm" svg:x="2.05cm" svg:y="3.904cm">
            <text:p text:style-name="P1">5360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746cm" svg:height="1.642cm" svg:x="3.809cm" svg:y="3.904cm">
            <text:p text:style-name="P1">3850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746cm" svg:height="1.642cm" svg:x="5.566cm" svg:y="3.904cm">
            <text:p text:style-name="P1">465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745cm" svg:height="1.642cm" svg:x="7.325cm" svg:y="3.904cm">
            <text:p text:style-name="P1">923</text:p>
            <draw:enhanced-geometry svg:viewBox="0 0 21600 21600" draw:type="rectangle" draw:enhanced-path="M 0 0 L 21600 0 21600 21600 0 21600 0 0 Z N"/>
          </draw:custom-shape>
          <draw:g>
            <draw:custom-shape draw:style-name="gr1" draw:text-style-name="P1" draw:layer="layout" svg:width="1.744cm" svg:height="1.643cm" svg:x="14.332cm" svg:y="6.889cm">
              <text:p text:style-name="P1">21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744cm" svg:height="1.643cm" svg:x="12.601cm" svg:y="6.889cm">
              <text:p text:style-name="P1">445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744cm" svg:height="1.643cm" svg:x="10.843cm" svg:y="6.889cm">
              <text:p text:style-name="P1">...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746cm" svg:height="1.643cm" svg:x="9.084cm" svg:y="6.889cm">
              <text:p text:style-name="P1">40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744cm" svg:height="1.643cm" svg:x="2.051cm" svg:y="6.889cm">
              <text:p text:style-name="P1">201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745cm" svg:height="1.643cm" svg:x="3.81cm" svg:y="6.889cm">
              <text:p text:style-name="P1">112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746cm" svg:height="1.643cm" svg:x="5.567cm" svg:y="6.889cm">
              <text:p text:style-name="P1">53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745cm" svg:height="1.643cm" svg:x="7.326cm" svg:y="6.889cm">
              <text:p text:style-name="P1">217</text:p>
              <draw:enhanced-geometry svg:viewBox="0 0 21600 21600" draw:type="rectangle" draw:enhanced-path="M 0 0 L 21600 0 21600 21600 0 21600 0 0 Z N"/>
            </draw:custom-shape>
          </draw:g>
        </draw:g>
        <draw:frame draw:style-name="gr2" draw:layer="layout" svg:width="2.54cm" svg:height="0.962cm" svg:x="-0.095cm" svg:y="1.09cm">
          <draw:text-box>
            <text:p>Tier 1</text:p>
          </draw:text-box>
        </draw:frame>
        <draw:frame draw:style-name="gr2" draw:layer="layout" svg:width="2.54cm" svg:height="0.962cm" svg:x="-0.095cm" svg:y="4.29cm">
          <draw:text-box>
            <text:p>Tier 2</text:p>
          </draw:text-box>
        </draw:frame>
        <draw:frame draw:style-name="gr2" draw:layer="layout" svg:width="2.54cm" svg:height="0.962cm" svg:x="-0.095cm" svg:y="7.19cm">
          <draw:text-box>
            <text:p>Tier 3</text:p>
          </draw:text-box>
        </draw:frame>
        <draw:frame draw:style-name="gr2" draw:text-style-name="P1" draw:layer="layout" svg:width="13.97cm" svg:height="0.962cm" svg:x="2.045cm" svg:y="-0.08cm">
          <draw:text-box>
            <text:p text:style-name="P1">Minimum Perfect Hash Values</text:p>
          </draw:text-box>
        </draw:frame>
        <draw:frame draw:style-name="gr2" draw:text-style-name="P1" draw:layer="layout" svg:width="13.97cm" svg:height="0.962cm" svg:x="2.045cm" svg:y="2.92cm">
          <draw:text-box>
            <text:p text:style-name="P1">“Standard” Hash Values</text:p>
          </draw:text-box>
        </draw:frame>
        <draw:frame draw:style-name="gr2" draw:text-style-name="P1" draw:layer="layout" svg:width="13.97cm" svg:height="0.962cm" svg:x="2.045cm" svg:y="5.92cm">
          <draw:text-box>
            <text:p text:style-name="P1">Coun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18cm" fo:page-height="8.6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dy Grady</meta:initial-creator>
    <meta:creation-date>2011-01-31T15:37:24</meta:creation-date>
    <dc:date>2011-01-31T16:07:28</dc:date>
    <dc:creator>Jody Grady</dc:creator>
    <meta:editing-duration>PT00H15M04S</meta:editing-duration>
    <meta:editing-cycles>4</meta:editing-cycles>
    <meta:generator>OpenOffice.org/3.2$Linux OpenOffice.org_project/320m12$Build-9483</meta:generator>
    <meta:document-statistic meta:object-count="32"/>
  </office:meta>
</office:document-meta>
</file>